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48d" officeooo:paragraph-rsid="000bf4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box forum PW </text:p>
      <text:p text:style-name="P1">CREATE USER 'phpbb_user'@'localhost' IDENTIFIED BY 'J@m3sBluedr@gW@t3r!'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03:51.797646770</meta:creation-date>
    <dc:date>2025-07-31T21:04:25.970707250</dc:date>
    <meta:editing-duration>PT36S</meta:editing-duration>
    <meta:editing-cycles>1</meta:editing-cycles>
    <meta:document-statistic meta:table-count="0" meta:image-count="0" meta:object-count="0" meta:page-count="1" meta:paragraph-count="2" meta:word-count="10" meta:character-count="94" meta:non-whitespace-character-count="85"/>
    <meta:generator>LibreOffice/24.2.7.2$Linux_X86_64 LibreOffice_project/420$Build-2</meta:generator>
  </office:meta>
</office:document-meta>
</file>